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d235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5178" officeooo:paragraph-rsid="001d2355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d2355" officeooo:paragraph-rsid="001d235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5178"/>
    </style:style>
    <style:style style:name="T4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27th of June 2023 under the <text:span text:style-name="T3">31st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4">include the Futurist Commune on the security council mentioned in M31-4.</text:span></text:p>
      <text:p text:style-name="P1"/>
      <text:p text:style-name="P1">And proceeds.</text:p>
      <text:p text:style-name="P1"/>
      <text:p text:style-name="P1">Signed by,</text:p>
      <text:p text:style-name="P5">FVerndari</text:p>
      <text:p text:style-name="P1"/>
      <text:p text:style-name="P1"/>
      <text:p text:style-name="P1"/>
      <text:p text:style-name="P3"><text:span text:style-name="T1">[</text:span><text:span text:style-name="T2">Motion 31-4-3: To include the Futurist Commune on the security council mentioned in M31-4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7T02:24:49.179015976</dc:date>
    <meta:editing-duration>PT2M23S</meta:editing-duration>
    <meta:editing-cycles>7</meta:editing-cycles>
    <meta:generator>LibreOffice/24.2.2.2$Linux_X86_64 LibreOffice_project/427a8baee0312a7693737440f205d2e411d50bad</meta:generator>
    <meta:document-statistic meta:table-count="0" meta:image-count="0" meta:object-count="0" meta:page-count="1" meta:paragraph-count="7" meta:word-count="55" meta:character-count="351" meta:non-whitespace-character-count="303"/>
  </office:meta>
</office:document-meta>
</file>